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officeooo:paragraph-rsid="00292c23"/>
    </style:style>
    <style:style style:name="P3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4" style:family="paragraph" style:parent-style-name="Text_20_body" style:master-page-name="Standard">
      <style:paragraph-properties fo:line-height="100%" fo:text-align="center" style:justify-single-word="false" style:page-number="auto"/>
    </style:style>
    <style:style style:name="P5" style:family="paragraph" style:parent-style-name="Text_20_body" style:list-style-name="LS1">
      <style:paragraph-properties fo:line-height="100%"/>
    </style:style>
    <style:style style:name="P6" style:family="paragraph" style:parent-style-name="Text_20_body" style:list-style-name="LS1">
      <style:paragraph-properties fo:line-height="100%"/>
      <style:text-properties officeooo:paragraph-rsid="00292c23"/>
    </style:style>
    <style:style style:name="P7" style:family="paragraph" style:parent-style-name="Text_20_body" style:list-style-name="L1">
      <style:paragraph-properties fo:line-height="100%"/>
    </style:style>
    <style:style style:name="P8" style:family="paragraph" style:parent-style-name="Text_20_body" style:list-style-name="L2">
      <style:paragraph-properties fo:line-height="100%"/>
    </style:style>
    <style:style style:name="P9" style:family="paragraph" style:parent-style-name="Text_20_body" style:list-style-name="LS2">
      <style:paragraph-properties fo:line-height="100%"/>
    </style:style>
    <style:style style:name="P10" style:family="paragraph" style:parent-style-name="Text_20_body">
      <style:paragraph-properties fo:line-height="100%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9d11e"/>
    </style:style>
    <style:style style:name="T4" style:family="text">
      <style:text-properties officeooo:rsid="0029e9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e</text:span>-store</text:p>
      <text:p text:style-name="P1"/>
      <text:p text:style-name="P3">Abstract</text:p>
      <text:p text:style-name="P10">e-store is an open-source, python-based ecommerce platform for online merchants. It provides the power to grow your web business, reach more customers and sell more products and services. It <text:s/>enables businesses to experience an integrated workflow for their business – Accounting, Inventory &amp; Order Management and Customer Service under one platform. </text:p>
      <text:p text:style-name="P1"/>
      <text:p text:style-name="P3">Charter</text:p>
      <text:p text:style-name="P3">Vision</text:p>
      <text:p text:style-name="P1">To be the most trusted integrated e-commerce platform for merchants</text:p>
      <text:p text:style-name="P3">Mission</text:p>
      <text:p text:style-name="P1">To develop a platform with utmost regards in security and customer satisfaction in the e-commerce industry</text:p>
      <text:p text:style-name="P3">Objectives</text:p>
      <text:list xml:id="list4428855874883367103" text:style-name="LS1">
        <text:list-item>
          <text:p text:style-name="P5">Within 2 weeks after project initiation, the developers will already have a design and plan for the project's interface and architecture. The developers will come up with an initial product backlog and be able to commence the first sprint planning. <text:tab/> </text:p>
        </text:list-item>
        <text:list-item>
          <text:p text:style-name="P5">Within 7 weeks after planning, the team will finish the first sprint. And come up with 50% of the planned major features and interface. <text:tab/> <text:tab/></text:p>
          <text:list>
            <text:list-item>
              <text:p text:style-name="P5">Within 1 week, the admin dashboard interface and functionalities such as adding products is created.</text:p>
            </text:list-item>
            <text:list-item>
              <text:p text:style-name="P5">Then, Within 1 week, the customers are now able to login and register in the site. </text:p>
            </text:list-item>
            <text:list-item>
              <text:p text:style-name="P5">Then, Within 1 week, the customers can now view the products and the product detail page.</text:p>
            </text:list-item>
            <text:list-item>
              <text:p text:style-name="P5">Then, Within 2 weeks, the search feature is already implemented. <text:s/></text:p>
            </text:list-item>
            <text:list-item>
              <text:p text:style-name="P5">Then, Within 2 weeks, the add to cart functionality is created. </text:p>
            </text:list-item>
          </text:list>
        </text:list-item>
        <text:list-item>
          <text:p text:style-name="P5">Within <text:tab/>5 weeks after the first sprint, the second sprint will be completed. The system will complete at least 90% of its proposed major features. </text:p>
          <text:list>
            <text:list-item>
              <text:p text:style-name="P5">Within 1 week, the customers are now able to add product feedback (or ratings)</text:p>
            </text:list-item>
            <text:list-item>
              <text:p text:style-name="P5">Then, within 1 week, the social sharing, add to favorites features are now implemented.</text:p>
            </text:list-item>
            <text:list-item>
              <text:p text:style-name="P5">Then, within 1 week, the related products section and contact admin features are now implemented. <text:tab/></text:p>
            </text:list-item>
            <text:list-item>
              <text:p text:style-name="P5">Then, within 1 week, the recommendation feature is already added.</text:p>
            </text:list-item>
            <text:list-item>
              <text:p text:style-name="P5">Then, within 1 week, the currency converter feature is already added. <text:s/></text:p>
            </text:list-item>
          </text:list>
        </text:list-item>
        <text:list-item>
          <text:p text:style-name="P6">Within 1 week after the second sprint the main features decided by the team would be completed and tested correctly by the client. </text:p>
        </text:list-item>
      </text:list>
      <text:p text:style-name="P2"><text:soft-page-break/><text:span text:style-name="T1">Principles <text:tab/> </text:span><text:tab/> <text:tab/></text:p>
      <text:p text:style-name="P1">Secure Transactions</text:p>
      <text:p text:style-name="P1">Scalability and Speed</text:p>
      <text:p text:style-name="P1"/>
      <text:p text:style-name="P3">Features</text:p>
      <text:list xml:id="list5432225315333773671" text:style-name="L1">
        <text:list-item>
          <text:p text:style-name="P7">Admin Login</text:p>
        </text:list-item>
        <text:list-item>
          <text:p text:style-name="P7">Customer Login &amp; Registration </text:p>
        </text:list-item>
      </text:list>
      <text:list xml:id="list4073923863718993299" text:style-name="L2">
        <text:list-item>
          <text:p text:style-name="P8">Customer Dashboard</text:p>
          <text:list>
            <text:list-item>
              <text:p text:style-name="P8">View orders</text:p>
            </text:list-item>
            <text:list-item>
              <text:p text:style-name="P8">Request Returns</text:p>
            </text:list-item>
            <text:list-item>
              <text:p text:style-name="P8">Re-order bought item</text:p>
            </text:list-item>
            <text:list-item>
              <text:p text:style-name="P8">Create a customer ticket</text:p>
            </text:list-item>
            <text:list-item>
              <text:p text:style-name="P8">View Customer Tickets</text:p>
            </text:list-item>
          </text:list>
        </text:list-item>
        <text:list-item>
          <text:p text:style-name="P8">Admin Dashboard </text:p>
          <text:list>
            <text:list-item>
              <text:p text:style-name="P8">Order Management </text:p>
            </text:list-item>
            <text:list-item>
              <text:p text:style-name="P8">Inventory management</text:p>
            </text:list-item>
          </text:list>
        </text:list-item>
        <text:list-item>
          <text:p text:style-name="P8">Store Catalog / Store Page</text:p>
          <text:list>
            <text:list-item>
              <text:p text:style-name="P8">Filter products</text:p>
            </text:list-item>
            <text:list-item>
              <text:p text:style-name="P8">Product Social Sharing</text:p>
            </text:list-item>
            <text:list-item>
              <text:p text:style-name="P8">Favorite Products</text:p>
            </text:list-item>
            <text:list-item>
              <text:p text:style-name="P8">Search Product </text:p>
            </text:list-item>
            <text:list-item>
              <text:p text:style-name="P8">Rate &amp; Add Feedback </text:p>
            </text:list-item>
            <text:list-item>
              <text:p text:style-name="P8">Related Product Section</text:p>
            </text:list-item>
          </text:list>
        </text:list-item>
        <text:list-item>
          <text:p text:style-name="P8">Add to cart / Payment Integration</text:p>
        </text:list-item>
        <text:list-item>
          <text:p text:style-name="P8">Reports &amp; Analytics</text:p>
        </text:list-item>
      </text:list>
      <text:p text:style-name="P1"><text:span text:style-name="T1">Business rules<text:tab/></text:span> <text:tab/> <text:tab/></text:p>
      <text:list xml:id="list582065101678391785" text:style-name="LS2">
        <text:list-item>
          <text:p text:style-name="P9">When signing up, the customer can only use the alphanumeric characters and the password has a required field of 6-22 valid characters</text:p>
        </text:list-item>
        <text:list-item>
          <text:p text:style-name="P9">The email/<text:span text:style-name="T4">user</text:span>name is unique to every account that is recorded in the database</text:p>
        </text:list-item>
        <text:list-item>
          <text:p text:style-name="P9">When signing up, the information inputted must be complete such as the email/<text:span text:style-name="T4">user</text:span>name, password, contact info, and confirm password</text:p>
        </text:list-item>
        <text:list-item>
          <text:p text:style-name="P9">When filling up the form, the password and the confirm password must be the same</text:p>
        </text:list-item>
        <text:list-item>
          <text:p text:style-name="P9"><text:soft-page-break/>The <text:span text:style-name="T3">user</text:span>name and password must be recorded on the database for the customer to be logged in</text:p>
        </text:list-item>
        <text:list-item>
          <text:p text:style-name="P9">The customer and admin has different access rights</text:p>
        </text:list-item>
        <text:list-item>
          <text:p text:style-name="P9">The customers not logged in will not be able to checkout their cart</text:p>
        </text:list-item>
        <text:list-item>
          <text:p text:style-name="P9">When the admin adds a product all the information of the product must be complete</text:p>
        </text:list-item>
        <text:list-item>
          <text:p text:style-name="P9"><text:s/>feedback for a product is limited to only 500 characters</text:p>
        </text:list-item>
      </text:list>
      <text:p text:style-name="P1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5</meta:editing-cycles>
    <dc:date>2016-02-06T15:25:02.688311899</dc:date>
    <meta:editing-duration>PT6H22M22S</meta:editing-duration>
    <meta:document-statistic meta:table-count="0" meta:image-count="0" meta:object-count="0" meta:page-count="3" meta:paragraph-count="58" meta:word-count="568" meta:character-count="3328" meta:non-whitespace-character-count="2820"/>
  </office:meta>
</office:document-meta>
</file>